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B000000CAAE6C591A58C64C0B.png" manifest:media-type="image/png"/>
  <manifest:file-entry manifest:full-path="Pictures/1000020100000318000000CA624F3AA89EBCB142.png" manifest:media-type="image/png"/>
  <manifest:file-entry manifest:full-path="Pictures/10000201000002FF000000CB6AD295D748B78AD5.png" manifest:media-type="image/png"/>
  <manifest:file-entry manifest:full-path="Pictures/100002010000025500000048E40412A3829061A1.png" manifest:media-type="image/png"/>
  <manifest:file-entry manifest:full-path="Pictures/100002010000031B000000CD127FD428EC7F00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3.5pt" officeooo:rsid="0016805c" officeooo:paragraph-rsid="0016805c"/>
    </style:style>
    <style:style style:name="P2" style:family="paragraph" style:parent-style-name="Standard">
      <style:text-properties style:font-name="monospace" fo:font-size="13.5pt" officeooo:rsid="0016f79c" officeooo:paragraph-rsid="0016f79c"/>
    </style:style>
    <style:style style:name="P3" style:family="paragraph" style:parent-style-name="Standard">
      <style:text-properties style:font-name="monospace" fo:font-size="13.5pt" officeooo:rsid="00177ee7" officeooo:paragraph-rsid="00177ee7"/>
    </style:style>
    <style:style style:name="P4" style:family="paragraph" style:parent-style-name="Standard">
      <style:text-properties style:font-name="monospace" fo:font-size="13.5pt" officeooo:rsid="00191b18" officeooo:paragraph-rsid="00191b18"/>
    </style:style>
    <style:style style:name="P5" style:family="paragraph" style:parent-style-name="Standard">
      <style:text-properties style:font-name="monospace" fo:font-size="13.5pt" officeooo:rsid="001a1bd0" officeooo:paragraph-rsid="001a1bd0"/>
    </style:style>
    <style:style style:name="T1" style:family="text">
      <style:text-properties officeooo:rsid="001a1b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cm" svg:y="4.62cm" svg:width="15.796cm" svg:height="1.905cm" draw:z-index="1"><draw:image xlink:href="Pictures/100002010000025500000048E40412A3829061A1.png" xlink:type="simple" xlink:show="embed" xlink:actuate="onLoad" loext:mime-type="image/png"/></draw:frame><draw:frame draw:style-name="fr1" draw:name="Image1" text:anchor-type="paragraph" svg:x="0cm" svg:y="0.079cm" svg:width="17cm" svg:height="4.383cm" draw:z-index="0"><draw:image xlink:href="Pictures/100002010000031B000000CD127FD428EC7F00E9.png" xlink:type="simple" xlink:show="embed" xlink:actuate="onLoad" loext:mime-type="image/png"/></draw:frame>Index.html</text:p>
      <text:p text:style-name="P1"/>
      <text:p text:style-name="P2"><draw:frame draw:style-name="fr2" draw:name="Image3" text:anchor-type="paragraph" svg:width="17cm" svg:height="4.336cm" draw:z-index="2"><draw:image xlink:href="Pictures/1000020100000318000000CA624F3AA89EBCB142.png" xlink:type="simple" xlink:show="embed" xlink:actuate="onLoad" loext:mime-type="image/png"/></draw:frame>Basic</text:p>
      <text:p text:style-name="P3"><draw:frame draw:style-name="fr2" draw:name="Image4" text:anchor-type="paragraph" svg:width="17cm" svg:height="4.498cm" draw:z-index="3"><draw:image xlink:href="Pictures/10000201000002FF000000CB6AD295D748B78AD5.png" xlink:type="simple" xlink:show="embed" xlink:actuate="onLoad" loext:mime-type="image/png"/></draw:frame>Digest</text:p>
      <text:p text:style-name="P4"><draw:frame draw:style-name="fr2" draw:name="Image5" text:anchor-type="paragraph" svg:width="17cm" svg:height="4.5cm" draw:z-index="4"><draw:image xlink:href="Pictures/10000201000002FB000000CAAE6C591A58C64C0B.png" xlink:type="simple" xlink:show="embed" xlink:actuate="onLoad" loext:mime-type="image/png"/></draw:frame>Digest nonce</text:p>
      <text:p text:style-name="P4"/>
      <text:p text:style-name="P5">PAS NORMAL !!!! :’(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4:59:04.153877988</meta:creation-date>
    <dc:date>2020-03-09T15:14:12.463949317</dc:date>
    <meta:editing-duration>PT15M10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1" meta:paragraph-count="5" meta:word-count="9" meta:character-count="52" meta:non-whitespace-character-count="48"/>
  </office:meta>
</office:document-meta>
</file>